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45in"/>
    </style:style>
    <style:style style:name="co3" style:family="table-column">
      <style:table-column-properties fo:break-before="auto" style:column-width="2.9252in"/>
    </style:style>
    <style:style style:name="co4" style:family="table-column">
      <style:table-column-properties fo:break-before="auto" style:column-width="1.5819in"/>
    </style:style>
    <style:style style:name="co5" style:family="table-column">
      <style:table-column-properties fo:break-before="auto" style:column-width="1.428in"/>
    </style:style>
    <style:style style:name="co6" style:family="table-column">
      <style:table-column-properties fo:break-before="auto" style:column-width="1.35in"/>
    </style:style>
    <style:style style:name="co7" style:family="table-column">
      <style:table-column-properties fo:break-before="auto" style:column-width="5.9654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478in" fo:break-before="auto" style:use-optimal-row-height="true"/>
    </style:style>
    <style:style style:name="ro3" style:family="table-row">
      <style:table-row-properties style:row-height="0.9409in" fo:break-before="auto" style:use-optimal-row-height="true"/>
    </style:style>
    <style:style style:name="ro4" style:family="table-row">
      <style:table-row-properties style:row-height="0.7866in" fo:break-before="auto" style:use-optimal-row-height="true"/>
    </style:style>
    <style:style style:name="ro5" style:family="table-row">
      <style:table-row-properties style:row-height="1.0953in" fo:break-before="auto" style:use-optimal-row-height="true"/>
    </style:style>
    <style:style style:name="ro6" style:family="table-row">
      <style:table-row-properties style:row-height="1.25in" fo:break-before="auto" style:use-optimal-row-height="true"/>
    </style:style>
    <style:style style:name="ro7" style:family="table-row">
      <style:table-row-properties style:row-height="1.5583in" fo:break-before="auto" style:use-optimal-row-height="true"/>
    </style:style>
    <style:style style:name="ro8" style:family="table-row">
      <style:table-row-properties style:row-height="0.6327in" fo:break-before="auto" style:use-optimal-row-height="false"/>
    </style:style>
    <style:style style:name="ro9" style:family="table-row">
      <style:table-row-properties style:row-height="0.6327in" fo:break-before="auto" style:use-optimal-row-height="true"/>
    </style:style>
    <style:style style:name="ro10" style:family="table-row">
      <style:table-row-properties style:row-height="1.4043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02" table:default-cell-style-name="ce2"/>
        <table:table-row table:style-name="ro1">
          <table:table-cell office:value-type="string" calcext:value-type="string">
            <text:p>Identifiers</text:p>
          </table:table-cell>
          <table:table-cell office:value-type="string" calcext:value-type="string">
            <text:p>Set Identifi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Essences</text:p>
          </table:table-cell>
          <table:table-cell office:value-type="string" calcext:value-type="string">
            <text:p>Functional Text</text:p>
          </table:table-cell>
          <table:table-cell office:value-type="string" calcext:value-type="string">
            <text:p>Flavor Text</text:p>
          </table:table-cell>
          <table:table-cell office:value-type="string" calcext:value-type="string">
            <text:p>Type Text</text:p>
          </table:table-cell>
          <table:table-cell office:value-type="string" calcext:value-type="string">
            <text:p>Card Played Horizontally</text:p>
          </table:table-cell>
          <table:table-cell office:value-type="string" calcext:value-type="string">
            <text:p>Blitz Legal</text:p>
          </table:table-cell>
          <table:table-cell office:value-type="string" calcext:value-type="string">
            <text:p>CC Legal</text:p>
          </table:table-cell>
          <table:table-cell office:value-type="string" calcext:value-type="string">
            <text:p>Variations</text:p>
          </table:table-cell>
          <table:table-cell office:value-type="string" calcext:value-type="string">
            <text:p>Image URL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TR000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Heart of Fyendal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Generic, Resource, Gem</text:p>
          </table:table-cell>
          <table:table-cell office:value-type="string" calcext:value-type="string">
            <text:p>Legendary</text:p>
          </table:table-cell>
          <table:table-cell/>
          <table:table-cell table:style-name="ce4" office:value-type="string" calcext:value-type="string">
            <text:p>When you pitch Heart of Fyendal, if you have less {h} than your opponent, gain 1{h}.</text:p>
          </table:table-cell>
          <table:table-cell/>
          <table:table-cell office:value-type="string" calcext:value-type="string">
            <text:p>Generic Resource – Gem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WTR001, RNR001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Rhinar, Reckless Rampage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Brute, Hero</text:p>
          </table:table-cell>
          <table:table-cell office:value-type="string" calcext:value-type="string">
            <text:p>Indimidate</text:p>
          </table:table-cell>
          <table:table-cell/>
          <table:table-cell office:value-type="string" calcext:value-type="string">
            <text:p>When you discard a card with 6 or more {p} during your action phase, **intimidate**. *<text:span text:style-name="T1">(Target hero banishes face down a random card from their hand. At the beginning of the end phase, return all cards banished this way to their owners hand.)*</text:span></text:p>
          </table:table-cell>
          <table:table-cell/>
          <table:table-cell office:value-type="string" calcext:value-type="string">
            <text:p>Brute Hero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 – WTR001 – A, S – WTR001 – U, S – RNR001 – N</text:p>
          </table:table-cell>
          <table:table-cell office:value-type="string" calcext:value-type="string">
            <text:p><text:a xlink:href="https://storage.googleapis.com/fabmaster/media/images/WTR_1.width-450.png" xlink:type="simple">https://storage.googleapis.com/fabmaster/media/images/WTR_1.width-450.png</text:a> - WTR001 – A, <text:a xlink:href="https://storage.googleapis.com/fabmaster/media/images/U-WTR1.width-450.png" xlink:type="simple">https://storage.googleapis.com/fabmaster/media/images/U-WTR1.width-450.png</text:a> - WTR001 – U, <text:a xlink:href="https://storage.googleapis.com/fabmaster/media/images/RNR.width-450.png" xlink:type="simple">https://storage.googleapis.com/fabmaster/media/images/RNR.width-450.png</text:a> - RNR001 – N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WTR002 RNR002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Rhinar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, T</text:p>
          </table:table-cell>
          <table:table-cell office:value-type="string" calcext:value-type="string">
            <text:p>Brute, Hero, Young</text:p>
          </table:table-cell>
          <table:table-cell office:value-type="string" calcext:value-type="string">
            <text:p>Indimidate</text:p>
          </table:table-cell>
          <table:table-cell/>
          <table:table-cell office:value-type="string" calcext:value-type="string">
            <text:p>When you discard a card with 6 or more {p} during your action phase, **intimidate**. *<text:span text:style-name="T1">(Target hero banishes face down a random card from their hand. At the beginning of the end phase, return all cards banished this way to their owners hand.)*</text:span></text:p>
          </table:table-cell>
          <table:table-cell/>
          <table:table-cell office:value-type="string" calcext:value-type="string">
            <text:p>Brute Hero – Young</text:p>
          </table:table-cell>
          <table:table-cell table:number-columns-repeated="3"/>
          <table:table-cell office:value-type="string" calcext:value-type="string">
            <text:p>S – WTR002 – A, S – WTR002 – U, S – RNR002 – N</text:p>
          </table:table-cell>
          <table:table-cell office:value-type="string" calcext:value-type="string">
            <text:p><text:a xlink:href="https://storage.googleapis.com/fabmaster/media/images/WTR_2.width-450.png" xlink:type="simple">https://storage.googleapis.com/fabmaster/media/images/WTR_2.width-450.png</text:a> - WTR002 – A, <text:a xlink:href="https://storage.googleapis.com/fabmaster/media/images/U-WTR2.width-450.png" xlink:type="simple">https://storage.googleapis.com/fabmaster/media/images/U-WTR2.width-450.png</text:a> - WTR002 – U, <text:a xlink:href="https://storage.googleapis.com/fabmaster/media/images/RNR2.width-450.png" xlink:type="simple">https://storage.googleapis.com/fabmaster/media/images/RNR2.width-450.png</text:a> - RNR002 - N 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WTR003, RNR003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Romping Club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, C</text:p>
          </table:table-cell>
          <table:table-cell office:value-type="string" calcext:value-type="string">
            <text:p>Brute, Weapon, Club, 2H</text:p>
          </table:table-cell>
          <table:table-cell table:number-columns-repeated="2"/>
          <table:table-cell office:value-type="string" calcext:value-type="string">
            <text:p>**Once per Turn Action** - {r}{r}: **Attack**</text:p>
            <text:p/>
            <text:p>**Once per Turn Effect** – When you discard a card with 6 or more {p}, Romping Club gains +1{p} until end of turn.</text:p>
          </table:table-cell>
          <table:table-cell/>
          <table:table-cell office:value-type="string" calcext:value-type="string">
            <text:p>Brute Weapon - Club (2H)</text:p>
            <text:p/>
            <text:p/>
          </table:table-cell>
          <table:table-cell table:number-columns-repeated="3"/>
          <table:table-cell office:value-type="string" calcext:value-type="string">
            <text:p>S – WTR003 – A, S – WTR003 – U, S – RNR003 – N</text:p>
          </table:table-cell>
          <table:table-cell office:value-type="string" calcext:value-type="string">
            <text:p><text:a xlink:href="https://storage.googleapis.com/fabmaster/media/images/WTR_3.width-450.png" xlink:type="simple">https://storage.googleapis.com/fabmaster/media/images/WTR_3.width-450.png</text:a> - WTR003 – A, <text:a xlink:href="https://storage.googleapis.com/fabmaster/media/images/U-WTR3.width-450.png" xlink:type="simple">https://storage.googleapis.com/fabmaster/media/images/U-WTR3.width-450.png</text:a> - WTR003 – U, <text:a xlink:href="https://storage.googleapis.com/fabmaster/media/images/RNR3.width-450.png" xlink:type="simple">https://storage.googleapis.com/fabmaster/media/images/RNR3.width-450.png</text:a> - RNR003 – N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WTR004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cabskin Leather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Brute, Equipment, Legs</text:p>
          </table:table-cell>
          <table:table-cell office:value-type="string" calcext:value-type="string">
            <text:p>Battleworn</text:p>
          </table:table-cell>
          <table:table-cell/>
          <table:table-cell table:style-name="ce3" office:value-type="string" calcext:value-type="string">
            <text:p>**Once per turn Action** - 0: Roll a 6 sided die. Gain action points equal to half the number rolled, rounded down.</text:p>
            <text:p/>
            <text:p><text:span text:style-name="T2">**Battleworn** *(If you defend with Scabskin Leathers, put a -1{d} counter on it when the combat chain closes.)*</text:span></text:p>
          </table:table-cell>
          <table:table-cell/>
          <table:table-cell table:style-name="ce3" office:value-type="string" calcext:value-type="string">
            <text:p>Brute Equipment - Legs</text:p>
          </table:table-cell>
          <table:table-cell table:number-columns-repeated="3"/>
          <table:table-cell office:value-type="string" calcext:value-type="string">
            <text:p>C – WTR004 – A, R – WTR004 – U</text:p>
          </table:table-cell>
          <table:table-cell office:value-type="string" calcext:value-type="string">
            <text:p><text:a xlink:href="https://storage.googleapis.com/fabmaster/media/images/WTR_4.width-450.png" xlink:type="simple">https://storage.googleapis.com/fabmaster/media/images/WTR_4.width-450.png</text:a> - WTR004 – A, <text:a xlink:href="https://storage.googleapis.com/fabmaster/media/images/U-WTR4.width-450.png" xlink:type="simple">https://storage.googleapis.com/fabmaster/media/images/U-WTR4.width-450.png</text:a> - WTR004 – U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WTR005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arkbone Strappin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Equipment, Chest</text:p>
          </table:table-cell>
          <table:table-cell office:value-type="string" calcext:value-type="string">
            <text:p>Battleworn</text:p>
          </table:table-cell>
          <table:table-cell/>
          <table:table-cell office:value-type="string" calcext:value-type="string">
            <text:p>**Instant** - Destroy Barkbone Strapping: Roll a 6 die. Gain {r} equal to half the number rolled, rounded down.</text:p>
            <text:p/>
            <text:p>**Battleworn** *(If you defend with Barkbone Strapping, put a -1{d} counter on it when the combat chain closes.)*</text:p>
          </table:table-cell>
          <table:table-cell/>
          <table:table-cell office:value-type="string" calcext:value-type="string">
            <text:p>Brute Equipment – Chest</text:p>
          </table:table-cell>
          <table:table-cell table:number-columns-repeated="3"/>
          <table:table-cell office:value-type="string" calcext:value-type="string">
            <text:p>S C – WTR005 – A, S R – WTR005 – U</text:p>
          </table:table-cell>
          <table:table-cell office:value-type="string" calcext:value-type="string">
            <text:p><text:a xlink:href="https://storage.googleapis.com/fabmaster/media/images/WTR_5.width-450.png" xlink:type="simple">https://storage.googleapis.com/fabmaster/media/images/WTR_5.width-450.png</text:a> - WTR005 – A, <text:a xlink:href="https://storage.googleapis.com/fabmaster/media/images/U-WTR5.width-450.png" xlink:type="simple">https://storage.googleapis.com/fabmaster/media/images/U-WTR5.width-450.png</text:a> - WTR006 – U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WTR006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Alpha Rampag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Brute, Attack, Action</text:p>
          </table:table-cell>
          <table:table-cell office:value-type="string" calcext:value-type="string">
            <text:p>Intimidate</text:p>
          </table:table-cell>
          <table:table-cell/>
          <table:table-cell table:style-name="ce6" office:value-type="string" calcext:value-type="string">
            <text:p><text:span text:style-name="T1">**Rhinar Specialization** *(You may only have Alpha Rampage in your deck if your hero is Rhinar)*</text:span></text:p>
            <text:p/>
            <text:p><text:span text:style-name="T3">As an additional cost to play Alpha Rampage, discard a random card.</text:span></text:p>
            <text:p/>
            <text:p><text:span text:style-name="T3">**Intimidate**</text:span></text:p>
          </table:table-cell>
          <table:table-cell/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06 – A, S R – WTR006 - U</text:p>
          </table:table-cell>
          <table:table-cell office:value-type="string" calcext:value-type="string">
            <text:p><text:a xlink:href="https://storage.googleapis.com/fabmaster/media/images/WTR_6.width-450.png" xlink:type="simple">https://storage.googleapis.com/fabmaster/media/images/WTR_6.width-450.png</text:a> - WTR006 – A, <text:a xlink:href="https://storage.googleapis.com/fabmaster/media/images/U-WTR6.width-450.png" xlink:type="simple">https://storage.googleapis.com/fabmaster/media/images/U-WTR6.width-450.png</text:a> - WTR007 – U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WTR007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loodrush Bell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Go again</text:p>
          </table:table-cell>
          <table:table-cell/>
          <table:table-cell table:style-name="ce7" office:value-type="string" calcext:value-type="string">
            <text:p>As an additional cost to play Bloodrush Bellow, discard a random card.</text:p>
            <text:p/>
            <text:p>Your Brute attacks gain +2{p} this turn.</text:p>
            <text:p/>
            <text:p>If the discarded card has 6 or more {p}, draw 2 cards and Bloodrush Bellow gains **go again**.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S R – WTR007 – A, S R – WTR007 – U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WTR008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Reckless Sw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R</text:p>
          </table:table-cell>
          <table:table-cell office:value-type="string" calcext:value-type="string">
            <text:p>Brute, Defense Reaction</text:p>
          </table:table-cell>
          <table:table-cell table:number-columns-repeated="2"/>
          <table:table-cell office:value-type="string" calcext:value-type="string">
            <text:p>As an additional cost to play Reckless Swing, discard a random card.</text:p>
            <text:p/>
            <text:p>If the discarded card has 6 or more {p}, deal 2 damage to the attacking hero.</text:p>
          </table:table-cell>
          <table:table-cell/>
          <table:table-cell office:value-type="string" calcext:value-type="string">
            <text:p>Brute Defense Reaction</text:p>
          </table:table-cell>
          <table:table-cell table:number-columns-repeated="3"/>
          <table:table-cell office:value-type="string" calcext:value-type="string">
            <text:p>S R – WTR008 – A, S R – WTR008 – U</text:p>
          </table:table-cell>
          <table:table-cell table:number-columns-repeated="1003"/>
        </table:table-row>
        <table:table-row table:style-name="ro7">
          <table:table-cell office:value-type="string" calcext:value-type="string">
            <text:p>WTR009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and Sketched Pl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R</text:p>
          </table:table-cell>
          <table:table-cell office:value-type="string" calcext:value-type="string">
            <text:p>Brute, Action</text:p>
          </table:table-cell>
          <table:table-cell table:number-columns-repeated="2"/>
          <table:table-cell office:value-type="string" calcext:value-type="string">
            <text:p>**Rhinar Specialization** *(You may only have Sand Sketched Plan your deck if your hero is Rhinar)*</text:p>
            <text:p/>
            <text:p>Search your deck for a card, put it into your hand, discard a random card, then shuffle your deck.</text:p>
            <text:p/>
            <text:p>If the discarded card has 6 or more {p}, gain 2 action points.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S R – WTR009 – A, S R – WTR009 – U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WTR010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one Head Barri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R</text:p>
          </table:table-cell>
          <table:table-cell office:value-type="string" calcext:value-type="string">
            <text:p>Brute, Instant</text:p>
          </table:table-cell>
          <table:table-cell table:number-columns-repeated="2"/>
          <table:table-cell office:value-type="string" calcext:value-type="string">
            <text:p>Roll a 6 sided die. Prevent the next X damage that would be dealt to your hero this turn, where X is the number rolled.</text:p>
          </table:table-cell>
          <table:table-cell office:value-type="string" calcext:value-type="string">
            <text:p>“Sometimes you gotta roll with the punches.”</text:p>
          </table:table-cell>
          <table:table-cell office:value-type="string" calcext:value-type="string">
            <text:p>Brute Instant</text:p>
          </table:table-cell>
          <table:table-cell table:number-columns-repeated="3"/>
          <table:table-cell office:value-type="string" calcext:value-type="string">
            <text:p><text:span text:style-name="T4">S R – WTR010 – A, S R – WTR010</text:span> – U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WTR011, RNR008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Breakneck Batt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, R</text:p>
          </table:table-cell>
          <table:table-cell office:value-type="string" calcext:value-type="string">
            <text:p>Brute, Action, Attack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As an additional cost to play Breakneck Battery, discard a random card.</text:p>
            <text:p/>
            <text:p>If the discarded card has 6 or more {p}, Breakneck Battery gains **go again**.</text:p>
          </table:table-cell>
          <table:table-cell/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11 – A, S R – WTR011 – U, S – RNR008 – N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WTR012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reakneck Batter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Brute, Action, Attack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As an additional cost to play Breakneck Battery, discard a random card.</text:p>
            <text:p/>
            <text:p>If the discarded card has 6 or more {p}, Breakneck Battery gains **go again**.</text:p>
          </table:table-cell>
          <table:table-cell/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<text:span text:style-name="T4">S R – WTR012 – A, S R – WTR012</text:span> – U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WTR013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reakneck Batte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Brute, Action, Attack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As an additional cost to play Breakneck Battery, discard a random card.</text:p>
            <text:p/>
            <text:p>If the discarded card has 6 or more {p}, Breakneck Battery gains **go again**.</text:p>
          </table:table-cell>
          <table:table-cell/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<text:span text:style-name="T4">S R – WTR013 – A, S R – WTR013</text:span> – U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WTR014, RNR010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Savage Fea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, R</text:p>
          </table:table-cell>
          <table:table-cell office:value-type="string" calcext:value-type="string">
            <text:p>Brute, Action, Attack</text:p>
          </table:table-cell>
          <table:table-cell table:number-columns-repeated="2"/>
          <table:table-cell office:value-type="string" calcext:value-type="string">
            <text:p>As an additional cost to play Savage Feast discard a random card.</text:p>
            <text:p/>
            <text:p>If the discarded card has 6 or more {p}, draw a card.</text:p>
          </table:table-cell>
          <table:table-cell/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14 – A, S R – WTR014 – U, S – RNR010 – N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WTR015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avage Fea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Brute, Action, Attack</text:p>
          </table:table-cell>
          <table:table-cell table:number-columns-repeated="2"/>
          <table:table-cell office:value-type="string" calcext:value-type="string">
            <text:p>As an additional cost to play Savage Feast discard a random card.</text:p>
            <text:p/>
            <text:p>If the discarded card has 6 or more {p}, draw a card.</text:p>
          </table:table-cell>
          <table:table-cell/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<text:span text:style-name="T4">S R – WTR015 – A, S R – WTR015</text:span> – U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WTR016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avage Feas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Brute, Action, Attack</text:p>
          </table:table-cell>
          <table:table-cell table:number-columns-repeated="2"/>
          <table:table-cell office:value-type="string" calcext:value-type="string">
            <text:p>As an additional cost to play Savage Feast discard a random card.</text:p>
            <text:p/>
            <text:p>If the discarded card has 6 or more {p}, draw a card.</text:p>
          </table:table-cell>
          <table:table-cell/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<text:span text:style-name="T4">S R – WTR016 – A, S R – WTR016</text:span> – U</text:p>
          </table:table-cell>
          <table:table-cell table:number-columns-repeated="1003"/>
        </table:table-row>
        <table:table-row table:style-name="ro7">
          <table:table-cell office:value-type="string" calcext:value-type="string">
            <text:p>WTR017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arraging Beatd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Intimidate, Go again</text:p>
          </table:table-cell>
          <table:table-cell/>
          <table:table-cell office:value-type="string" calcext:value-type="string">
            <text:p>Your next Brute attack this turn gains “If this attack is defended by less than 2 non-equipment cards, it gains +4{p}</text:p>
            <text:p/>
            <text:p>**Intimidate** *(Target hero banishes face down a random card from their hand. At the beginning of the end phase, return all cards banished this way to their owners hand.)*</text:p>
            <text:p/>
            <text:p>**Go again**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<text:span text:style-name="T4">S R – WTR017 – A, S R – WTR017</text:span> – U</text:p>
          </table:table-cell>
          <table:table-cell table:number-columns-repeated="1003"/>
        </table:table-row>
        <table:table-row table:style-name="ro7">
          <table:table-cell office:value-type="string" calcext:value-type="string">
            <text:p>WTR018, RNR018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Barraging Beatd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, R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Intimidate, Go again</text:p>
          </table:table-cell>
          <table:table-cell/>
          <table:table-cell office:value-type="string" calcext:value-type="string">
            <text:p>Your next Brute attack this turn gains “If this attack is defended by less than 2 non-equipment cards, it gains +3{p}</text:p>
            <text:p/>
            <text:p>**Intimidate** *(Target hero banishes face down a random card from their hand. At the beginning of the end phase, return all cards banished this way to their owners hand.)*</text:p>
            <text:p/>
            <text:p>**Go again**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S R – WTR018 – A, S R – WTR018 – U, S – RNR018 – N</text:p>
          </table:table-cell>
          <table:table-cell table:number-columns-repeated="1003"/>
        </table:table-row>
        <table:table-row table:style-name="ro7">
          <table:table-cell office:value-type="string" calcext:value-type="string">
            <text:p>WTR019, RNR025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Barraging Beatdow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, R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Intimidate, Go again</text:p>
          </table:table-cell>
          <table:table-cell/>
          <table:table-cell office:value-type="string" calcext:value-type="string">
            <text:p>Your next Brute attack this turn gains “If this attack is defended by less than 2 non-equipment cards, it gains +2{p}</text:p>
            <text:p/>
            <text:p>**Intimidate** *(Target hero banishes face down a random card from their hand. At the beginning of the end phase, return all cards banished this way to their owners hand.)*</text:p>
            <text:p/>
            <text:p>**Go again**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S R – WTR019 – A, S R – WTR019 – U, S – RNR025 – 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WTR020, RNR011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Savage Sw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, C</text:p>
          </table:table-cell>
          <table:table-cell office:value-type="string" calcext:value-type="string">
            <text:p>Brute, Action, Attack</text:p>
          </table:table-cell>
          <table:table-cell table:number-columns-repeated="2"/>
          <table:table-cell office:value-type="string" calcext:value-type="string">
            <text:p>As an additional cost to play Savage Swing, discard a random card.</text:p>
          </table:table-cell>
          <table:table-cell office:value-type="string" calcext:value-type="string">
            <text:p>“I should have listened – no amount of money is worth coming to this wretched place.” 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20 – A, S R – WTR020 – U, S – RNR011 – N</text:p>
          </table:table-cell>
          <table:table-cell table:number-columns-repeated="1003"/>
        </table:table-row>
        <table:table-row table:style-name="ro9">
          <table:table-cell office:value-type="string" calcext:value-type="string">
            <text:p>WTR021, RNR016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avage Sw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, C</text:p>
          </table:table-cell>
          <table:table-cell office:value-type="string" calcext:value-type="string">
            <text:p>Brute, Action, Attack</text:p>
          </table:table-cell>
          <table:table-cell table:number-columns-repeated="2"/>
          <table:table-cell office:value-type="string" calcext:value-type="string">
            <text:p>As an additional cost to play Savage Swing, discard a random card.</text:p>
          </table:table-cell>
          <table:table-cell office:value-type="string" calcext:value-type="string">
            <text:p>“I should have listened – no amount of money is worth coming to this wretched place.” 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21 – A, S R – WTR021 – U, S – RNR016 – N</text:p>
          </table:table-cell>
          <table:table-cell table:number-columns-repeated="1003"/>
        </table:table-row>
        <table:table-row table:style-name="ro9">
          <table:table-cell office:value-type="string" calcext:value-type="string">
            <text:p>WTR022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avage Sw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Action, Attack</text:p>
          </table:table-cell>
          <table:table-cell table:number-columns-repeated="2"/>
          <table:table-cell office:value-type="string" calcext:value-type="string">
            <text:p>As an additional cost to play Savage Swing, discard a random card.</text:p>
          </table:table-cell>
          <table:table-cell office:value-type="string" calcext:value-type="string">
            <text:p>“I should have listened – no amount of money is worth coming to this wretched place.” 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<text:span text:style-name="T4">S R – WTR022 – A, S R – WTR022</text:span> – U</text:p>
          </table:table-cell>
          <table:table-cell table:number-columns-repeated="1003"/>
        </table:table-row>
        <table:table-row table:style-name="ro9">
          <table:table-cell office:value-type="string" calcext:value-type="string">
            <text:p>WTR023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Pack H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Action, Attack</text:p>
          </table:table-cell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**Intimidate** *(Target hero banishes face down a random card from their hand. At the beginning of the end phase, return all cards banished this way to their owners hand.)*</text:p>
          </table:table-cell>
          <table:table-cell office:value-type="string" calcext:value-type="string">
            <text:p>Horrific beasts lurk within the shadows, their gaping maws dripping with blood.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<text:span text:style-name="T4">S R – WTR023 – A, S R – WTR023</text:span> – U</text:p>
          </table:table-cell>
          <table:table-cell table:number-columns-repeated="1003"/>
        </table:table-row>
        <table:table-row table:style-name="ro9">
          <table:table-cell office:value-type="string" calcext:value-type="string">
            <text:p>WTR024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Pack Hu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Action, Attack</text:p>
          </table:table-cell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**Intimidate** *(Target hero banishes face down a random card from their hand. At the beginning of the end phase, return all cards banished this way to their owners hand.)*</text:p>
          </table:table-cell>
          <table:table-cell office:value-type="string" calcext:value-type="string">
            <text:p>Horrific beasts lurk within the shadows, their gaping maws dripping with blood.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<text:span text:style-name="T4">S R – WTR024 – A, S R – WTR024</text:span> – U</text:p>
          </table:table-cell>
          <table:table-cell table:number-columns-repeated="1003"/>
        </table:table-row>
        <table:table-row table:style-name="ro9">
          <table:table-cell office:value-type="string" calcext:value-type="string">
            <text:p>WTR025, RNR009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Pack Hu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, C</text:p>
          </table:table-cell>
          <table:table-cell office:value-type="string" calcext:value-type="string">
            <text:p>Brute, Action, Attack</text:p>
          </table:table-cell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**Intimidate** *(Target hero banishes face down a random card from their hand. At the beginning of the end phase, return all cards banished this way to their owners hand.)*</text:p>
          </table:table-cell>
          <table:table-cell office:value-type="string" calcext:value-type="string">
            <text:p>Horrific beasts lurk within the shadows, their gaping maws dripping with blood.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25 – A, S R – WTR025 – U, S – RNR009 – N</text:p>
          </table:table-cell>
          <table:table-cell table:number-columns-repeated="1003"/>
        </table:table-row>
        <table:table-row table:style-name="ro9">
          <table:table-cell office:value-type="string" calcext:value-type="string">
            <text:p>WTR026, RNR012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Smash Instinc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, C</text:p>
          </table:table-cell>
          <table:table-cell office:value-type="string" calcext:value-type="string">
            <text:p>Brute, Action, Attack</text:p>
          </table:table-cell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**Intimidate** *(Target hero banishes face down a random card from their hand. At the beginning of the end phase, return all cards banished this way to their owners hand.)*</text:p>
          </table:table-cell>
          <table:table-cell office:value-type="string" calcext:value-type="string">
            <text:p>Following one’s instinct may be ill advised.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26 – A, S R – WTR026 – U, S – RNR012 – N</text:p>
          </table:table-cell>
          <table:table-cell table:number-columns-repeated="1003"/>
        </table:table-row>
        <table:table-row table:style-name="ro9">
          <table:table-cell office:value-type="string" calcext:value-type="string">
            <text:p>WTR027, RNR017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Smash Instinc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, C</text:p>
          </table:table-cell>
          <table:table-cell office:value-type="string" calcext:value-type="string">
            <text:p>Brute, Action, Attack</text:p>
          </table:table-cell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**Intimidate** *(Target hero banishes face down a random card from their hand. At the beginning of the end phase, return all cards banished this way to their owners hand.)*</text:p>
          </table:table-cell>
          <table:table-cell office:value-type="string" calcext:value-type="string">
            <text:p>Following one’s instinct may be ill advised.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27 – A, S R – WTR027 – U, S – RNR017 – N</text:p>
          </table:table-cell>
          <table:table-cell table:number-columns-repeated="1003"/>
        </table:table-row>
        <table:table-row table:style-name="ro9">
          <table:table-cell office:value-type="string" calcext:value-type="string">
            <text:p>WTR028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mash Instinc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Action, Attack</text:p>
          </table:table-cell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**Intimidate** *(Target hero banishes face down a random card from their hand. At the beginning of the end phase, return all cards banished this way to their owners hand.)*</text:p>
          </table:table-cell>
          <table:table-cell office:value-type="string" calcext:value-type="string">
            <text:p>Following one’s instinct may be ill advised.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<text:span text:style-name="T4">S R – WTR028 – A, S R – WTR028</text:span> – U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WTR029, RNR013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Wrecker R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, C</text:p>
          </table:table-cell>
          <table:table-cell office:value-type="string" calcext:value-type="string">
            <text:p>Brute, Action, Attack</text:p>
          </table:table-cell>
          <table:table-cell table:number-columns-repeated="2"/>
          <table:table-cell office:value-type="string" calcext:value-type="string">
            <text:p>As an additional cost to play Wrecker Romp. Discard a random card.</text:p>
          </table:table-cell>
          <table:table-cell office:value-type="string" calcext:value-type="string">
            <text:p>The savage rule of the jungle; only the strong survive.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29 – A, S R – WTR029 – U, S – RNR013 – 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WTR030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recker R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Action, Attack</text:p>
          </table:table-cell>
          <table:table-cell table:number-columns-repeated="2"/>
          <table:table-cell office:value-type="string" calcext:value-type="string">
            <text:p>As an additional cost to play Wrecker Romp. Discard a random card.</text:p>
          </table:table-cell>
          <table:table-cell office:value-type="string" calcext:value-type="string">
            <text:p>The savage rule of the jungle; only the strong survive.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<text:span text:style-name="T4">S R – WTR030 – A, S R – WTR030</text:span> – U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WTR031, RNR023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Wrecker Rom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, C</text:p>
          </table:table-cell>
          <table:table-cell office:value-type="string" calcext:value-type="string">
            <text:p>Brute, Action, Attack</text:p>
          </table:table-cell>
          <table:table-cell table:number-columns-repeated="2"/>
          <table:table-cell office:value-type="string" calcext:value-type="string">
            <text:p>As an additional cost to play Wrecker Romp. Discard a random card.</text:p>
          </table:table-cell>
          <table:table-cell office:value-type="string" calcext:value-type="string">
            <text:p>The savage rule of the jungle; only the strong survive.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31 – A, S R – WTR031 – U, S – RNR023 – N</text:p>
          </table:table-cell>
          <table:table-cell table:number-columns-repeated="1003"/>
        </table:table-row>
        <table:table-row table:style-name="ro10">
          <table:table-cell office:value-type="string" calcext:value-type="string">
            <text:p>WTR032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Awakening Bellow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Intimidate, Go again</text:p>
          </table:table-cell>
          <table:table-cell/>
          <table:table-cell office:value-type="string" calcext:value-type="string">
            <text:p>The next Brute attack action card you play this turn gains +3{p}</text:p>
            <text:p/>
            <text:p>**Intimidate** *(Target hero banishes face down a random card from their hand. At the beginning of the end phase, return all cards banished this way to their owners hand.)*</text:p>
            <text:p/>
            <text:p>**Go again**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<text:span text:style-name="T4">S R – WTR032 – A, S R – WTR032</text:span> – U</text:p>
          </table:table-cell>
          <table:table-cell table:number-columns-repeated="1003"/>
        </table:table-row>
        <table:table-row table:style-name="ro10">
          <table:table-cell office:value-type="string" calcext:value-type="string">
            <text:p>WTR033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Awakening Bell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Intimidate, Go again</text:p>
          </table:table-cell>
          <table:table-cell/>
          <table:table-cell office:value-type="string" calcext:value-type="string">
            <text:p>The next Brute attack action card you play this turn gains +2{p}</text:p>
            <text:p/>
            <text:p>**Intimidate** *(Target hero banishes face down a random card from their hand. At the beginning of the end phase, return all cards banished this way to their owners hand.)*</text:p>
            <text:p/>
            <text:p>**Go again**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<text:span text:style-name="T4">S R – WTR033 – A, S R – WTR033</text:span> – U</text:p>
          </table:table-cell>
          <table:table-cell table:number-columns-repeated="1003"/>
        </table:table-row>
        <table:table-row table:style-name="ro10">
          <table:table-cell office:value-type="string" calcext:value-type="string">
            <text:p>WTR034, RNR024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Awakening Bell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, C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Intimidate, Go again</text:p>
          </table:table-cell>
          <table:table-cell/>
          <table:table-cell office:value-type="string" calcext:value-type="string">
            <text:p>The next Brute attack action card you play this turn gains +1{p}</text:p>
            <text:p/>
            <text:p>**Intimidate** *(Target hero banishes face down a random card from their hand. At the beginning of the end phase, return all cards banished this way to their owners hand.)*</text:p>
            <text:p/>
            <text:p>**Go again**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S R – WTR034 – A, S R – WTR034 – U, S – RNR024 – N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WTR035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Primeval Bell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As an additional cost to play Primeval Bellow, discard a random card.</text:p>
            <text:p/>
            <text:p>Your next Brute attack this turn gains +5{p}</text:p>
            <text:p/>
            <text:p>**Go again**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<text:span text:style-name="T4">S R – WTR035 – A, S R – WTR035</text:span> – U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WTR035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Primeval Bello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As an additional cost to play Primeval Bellow, discard a random card.</text:p>
            <text:p/>
            <text:p>Your next Brute attack this turn gains +4{p}</text:p>
            <text:p/>
            <text:p>**Go again**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<text:span text:style-name="T4">S R – WTR036 – A, S R – WTR036</text:span> – U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WTR035, RNR026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Primeval Bell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, C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As an additional cost to play Primeval Bellow, discard a random card.</text:p>
            <text:p/>
            <text:p>Your next Brute attack this turn gains +3{p}</text:p>
            <text:p/>
            <text:p>**Go again**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S R – WTR037 – A, S R – WTR037 – U, S – RNR026 – N</text:p>
          </table:table-cell>
          <table:table-cell table:number-columns-repeated="1003"/>
        </table:table-row>
        <table:table-row table:style-name="ro11" table:number-rows-repeated="1048536">
          <table:table-cell table:number-columns-repeated="1023"/>
        </table:table-row>
        <table:table-row table:style-name="ro1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 style:data-style-name="N2" text:time-value="10:37:33.3573421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2-19T11:23:53.884103556</dc:date>
    <meta:editing-duration>PT1H29M5S</meta:editing-duration>
    <meta:editing-cycles>43</meta:editing-cycles>
    <meta:generator>LibreOffice/7.2.5.2$MacOSX_X86_64 LibreOffice_project/499f9727c189e6ef3471021d6132d4c694f357e5</meta:generator>
    <meta:document-statistic meta:table-count="1" meta:cell-count="491" meta:object-count="0"/>
    <meta:user-defined meta:name=""/>
  </office:meta>
</office:document-meta>
</file>